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F</mi>
        </mrow>
      </mstyle>
      <mrow>
        <mi/>
        <mo stretchy="false">=</mo>
        <mi/>
      </mrow>
      <mrow>
        <mo stretchy="false">∫</mo>
        <mfenced open="[" close="]">
          <mrow>
            <mstyle mathvariant="bold">
              <mrow>
                <mi>j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×</mo>
              <mi/>
            </mrow>
            <mstyle mathvariant="bold">
              <mrow>
                <mi>B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</mrow>
        </mfenced>
      </mrow>
      <msup>
        <mi>d</mi>
        <mn>3</mn>
      </msup>
      <mi>r</mi>
    </mrow>
    <annotation encoding="StarMath 5.0">bold F `=` int left [ bold j (bold r) `times` bold B (bold r) right ] d^3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4:45:10.161000000</meta:creation-date>
    <meta:generator>LibreOffice/4.1.4.2$Windows_x86 LibreOffice_project/0a0440ccc0227ad9829de5f46be37cfb6edcf72</meta:generator>
  </office:meta>
</office:document-meta>
</file>